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text-properties officeooo:rsid="00010e2f" officeooo:paragraph-rsid="00010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ese de doutorado</text:h>
      <text:p text:style-name="P4"/>
      <text:h text:style-name="P1" text:outline-level="2">IFCE</text:h>
      <text:p text:style-name="P4"/>
      <text:h text:style-name="P3" text:outline-level="3">Fulano da Silva dos Anzóis Pereir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2-10T09:18:11.988000000</dc:date>
    <meta:editing-duration>PT3M16S</meta:editing-duration>
    <meta:editing-cycles>1</meta:editing-cycles>
    <meta:document-statistic meta:table-count="0" meta:image-count="0" meta:object-count="0" meta:page-count="1" meta:paragraph-count="3" meta:word-count="10" meta:character-count="55" meta:non-whitespace-character-count="48"/>
  </office:meta>
</office:document-meta>
</file>